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ทำโจทย์ทุกวัน</text:p>
      <text:p text:style-name="Standard">(Note: เรียนเรื่องไหนก่อนก็ได้ แต่จะมีบางเรื่องที่ต้องเรียนอีกเรื่องมาก่อน(พี่จะเขียนบอกไว้))</text:p>
      <text:p text:style-name="Standard">(Note2: ฝึกแกะภาษาอังกฤษเยอะ)</text:p>
      <text:p text:style-name="Standard">(์Note3: ทำโจทย์จาก Codeforces Div 1-2, CSacademy, Topcoder บ่อยๆ)</text:p>
      <text:p text:style-name="Standard">(Note4: ฝึกแกะโค้ดเยอะๆ)</text:p>
      <text:p text:style-name="Standard"/>
      <text:p text:style-name="Standard">Sack</text:p>
      <text:p text:style-name="Standard"><text:a xlink:type="simple" xlink:href="https://codeforces.com/blog/entry/44351" text:style-name="ListLabel_20_1" text:visited-style-name="ListLabel_20_1"><text:span text:style-name="T1">https://codeforces.com/blog/entry/44351</text:span></text:a></text:p>
      <text:p text:style-name="Standard"/>
      <text:p text:style-name="Standard">Heavy Light Decomposition</text:p>
      <text:p text:style-name="Standard"><text:a xlink:type="simple" xlink:href="https://www.geeksforgeeks.org/heavy-light-decomposition-set-1-introduction/" text:style-name="ListLabel_20_1" text:visited-style-name="ListLabel_20_1"><text:span text:style-name="T1">https://www.geeksforgeeks.org/heavy-light-decomposition-set-1-introduction/</text:span></text:a></text:p>
      <text:p text:style-name="Standard"><text:a xlink:type="simple" xlink:href="https://www.geeksforgeeks.org/heavy-light-decomposition-set-2-implementation/" text:style-name="ListLabel_20_1" text:visited-style-name="ListLabel_20_1"><text:span text:style-name="T1">https://www.geeksforgeeks.org/heavy-light-decomposition-set-2-implementation/</text:span></text:a></text:p>
      <text:p text:style-name="Standard">(ตัวอย่างการเขียน recursive สั้นๆ และยังเอาไปใช้ทำ euler tour ได้ด้วย) <text:a xlink:type="simple" xlink:href="https://codeforces.com/blog/entry/53170" text:style-name="ListLabel_20_1" text:visited-style-name="ListLabel_20_1"><text:span text:style-name="T1">https://codeforces.com/blog/entry/53170</text:span></text:a></text:p>
      <text:p text:style-name="Standard">(เผื่ออ่านเพิ่มเติม) <text:a xlink:type="simple" xlink:href="https://cp-algorithms.com/graph/hld.html" text:style-name="ListLabel_20_1" text:visited-style-name="ListLabel_20_1"><text:span text:style-name="T1">https://cp-algorithms.com/graph/hld.html</text:span></text:a> </text:p>
      <text:p text:style-name="Standard">โจทย์</text:p>
      <text:p text:style-name="Standard">Glass planting - <text:a xlink:type="simple" xlink:href="http://usaco.org/index.php?page=viewproblem2&amp;cpid=102" text:style-name="ListLabel_20_1" text:visited-style-name="ListLabel_20_1"><text:span text:style-name="T1">http://usaco.org/index.php?page=viewproblem2&amp;cpid=102</text:span></text:a> (ฺBasic HLD)</text:p>
      <text:p text:style-name="Standard">Query on tree series ของ spoj</text:p>
      <text:p text:style-name="Standard">เศรษฐีแบ่งสมบัติ (เกรดเดอร์คาเฟ่?)</text:p>
      <text:p text:style-name="Standard"/>
      <text:p text:style-name="Standard">Persistent Segment Tree </text:p>
      <text:p text:style-name="Standard"><text:soft-page-break/>Tutorial + Tasks(ใน comment) -</text:p>
      <text:p text:style-name="Standard"><text:a xlink:type="simple" xlink:href="https://discuss.codechef.com/t/persistence-made-simple-tutorial/14915" text:style-name="ListLabel_20_1" text:visited-style-name="ListLabel_20_1"><text:span text:style-name="T1">https://discuss.codechef.com/t/persistence-made-simple-tutorial/14915</text:span></text:a> (เขียนตามหลักการ + restore function)</text:p>
      <text:p text:style-name="Standard">ที่พี่เคยสอนไป(แบบเขียนสั้น)ให้ดูโค้ดเฉลยข้อ Persistent Oak <text:a xlink:type="simple" xlink:href="https://discuss.codechef.com/t/oak-editorial/15266" text:style-name="ListLabel_20_1" text:visited-style-name="ListLabel_20_1"><text:span text:style-name="T1">https://discuss.codechef.com/t/oak-editorial/15266</text:span></text:a> </text:p>
      <text:p text:style-name="Standard">โจทย์ค่าย สส ที่น่าสนใจ -</text:p>
      <text:p text:style-name="Standard">Subpalindrome (cafe grader)</text:p>
      <text:p text:style-name="Standard">แค่พอผ่าน (cafe grader)</text:p>
      <text:p text:style-name="Standard"/>
      <text:p text:style-name="Standard">Treap</text:p>
      <text:p text:style-name="Standard">ถ้างง ให้ลองแกะโค้ดแล้ววาดรูปตามดูๆ(ครั้งแรกๆจะนึกภาพยาก สู้ๆครับ)</text:p>
      <text:p text:style-name="Standard"><text:a xlink:type="simple" xlink:href="https://www.quora.com/q/threadsiiithyderabad/Treaps-One-Tree-to-Rule-em-all-Part-1" text:style-name="ListLabel_20_1" text:visited-style-name="ListLabel_20_1"><text:span text:style-name="T1">https://www.quora.com/q/threadsiiithyderabad/Treaps-One-Tree-to-Rule-em-all-Part-1</text:span></text:a> </text:p>
      <text:p text:style-name="Standard"><text:a xlink:type="simple" xlink:href="https://www.quora.com/q/threadsiiithyderabad/Treaps-One-Tree-to-Rule-em-all-Part-2" text:style-name="ListLabel_20_1" text:visited-style-name="ListLabel_20_1"><text:span text:style-name="T1">https://www.quora.com/q/threadsiiithyderabad/Treaps-One-Tree-to-Rule-em-all-Part-2</text:span></text:a></text:p>
      <text:p text:style-name="Standard">Task :</text:p>
      <text:p text:style-name="Standard">String (Codecube)</text:p>
      <text:p text:style-name="Standard"><text:a xlink:type="simple" xlink:href="https://codeforces.com/contest/1093/problem/E" text:style-name="ListLabel_20_1" text:visited-style-name="ListLabel_20_1"><text:span text:style-name="T1">https://codeforces.com/contest/1093/problem/E</text:span></text:a></text:p>
      <text:p text:style-name="Standard"><text:a xlink:type="simple" xlink:href="https://csacademy.com/contest/archive/task/sortall/" text:style-name="ListLabel_20_1" text:visited-style-name="ListLabel_20_1"><text:span text:style-name="T1">https://csacademy.com/contest/archive/task/sortall/</text:span></text:a> </text:p>
      <text:p text:style-name="Standard"/>
      <text:p text:style-name="Standard">Splay Tree</text:p>
      <text:p text:style-name="Standard"><text:a xlink:type="simple" xlink:href="https://www.geeksforgeeks.org/splay-tree-set-1-insert/" text:style-name="ListLabel_20_1" text:visited-style-name="ListLabel_20_1"><text:span text:style-name="T1">https://www.geeksforgeeks.org/splay-tree-set-1-insert/</text:span></text:a></text:p>
      <text:p text:style-name="Standard"><text:a xlink:type="simple" xlink:href="https://www.geeksforgeeks.org/splay-tree-set-2-insert-delete/" text:style-name="ListLabel_20_1" text:visited-style-name="ListLabel_20_1"><text:span text:style-name="T1">https://www.geeksforgeeks.org/splay-tree-set-2-insert-delete/</text:span></text:a></text:p>
      <text:p text:style-name="Standard">Implementation ตามหลักการเป๊ะ + แบบย่อ(อาจจะช้ากว่า?) <text:a xlink:type="simple" xlink:href="https://codeforces.com/blog/entry/18462" text:style-name="ListLabel_20_1" text:visited-style-name="ListLabel_20_1"><text:span text:style-name="T1">https://codeforces.com/blog/entry/18462</text:span></text:a></text:p>
      <text:p text:style-name="Standard">ตัว splay tree แทบไม่ได้ใช้เลย เพราะว่ามันยาวและยุ่งยาก เขียน treap สั้นกว่าเยอะ</text:p>
      <text:p text:style-name="Standard"><text:soft-page-break/>แต่ต้องเรียนไว้ เพราะจะเอาไปใช้ใน link cut tree </text:p>
      <text:p text:style-name="Standard"/>
      <text:p text:style-name="Standard">Dynamic Connectivity - ทั้ง n log n และ n log^2 n</text:p>
      <text:p text:style-name="Standard">ไอเดียหลักๆ คือ การทำ sweepline</text:p>
      <text:p text:style-name="Standard">แบบ log^2 คือการแปะ event แบบ segment tree ของเวลาแทน แล้วค่อยทำ sweepline โดยการ recursive บน segmenttree ของเวลา </text:p>
      <text:p text:style-name="Standard">เวลาเราจะทำ event ให้เราเชื่อมเส้น<text:span text:style-name="T2">(และบันทึกการแก้ไว้ด้วย เหมือนข้อ Jumpland)</text:span> พอเราจะลบ event ให้เราแก้ค่าย้อนกลับ</text:p>
      <text:p text:style-name="Standard">แบบ log คือการ recursive แบบ segment tree แทน</text:p>
      <text:p text:style-name="Standard">เวอร์ชัน log^2 ให้ดูเฉลยข้อ <text:a xlink:type="simple" xlink:href="https://codeforces.com/contest/1140/problem/F" text:style-name="ListLabel_20_1" text:visited-style-name="ListLabel_20_1"><text:span text:style-name="T1">https://codeforces.com/contest/1140/problem/F</text:span></text:a> (ลองคิดวิธี O(nq) ก่อน)</text:p>
      <text:p text:style-name="Standard">เวอร์ชััน log n - <text:a xlink:type="simple" xlink:href="https://codeforces.com/blog/entry/15296" text:style-name="ListLabel_20_1" text:visited-style-name="ListLabel_20_1"><text:span text:style-name="T1">https://codeforces.com/blog/entry/15296</text:span></text:a> </text:p>
      <text:p text:style-name="Standard">โจทย์ :</text:p>
      <text:p text:style-name="Standard"><text:a xlink:type="simple" xlink:href="https://www.spoj.com/problems/DYNACON2/" text:style-name="ListLabel_20_1" text:visited-style-name="ListLabel_20_1"><text:span text:style-name="T1">https://www.spoj.com/problems/DYNACON2/</text:span></text:a></text:p>
      <text:p text:style-name="Standard">Edgecolor (Cafe Grader)</text:p>
      <text:p text:style-name="Standard"><text:a xlink:type="simple" xlink:href="https://codeforces.com/contest/1140/problem/F" text:style-name="ListLabel_20_1" text:visited-style-name="ListLabel_20_1"><text:span text:style-name="T1">https://codeforces.com/contest/1140/problem/F</text:span></text:a></text:p>
      <text:p text:style-name="Standard"/>
      <text:p text:style-name="Standard">Link Cut Tree</text:p>
      <text:p text:style-name="Standard">ต้องเรียน splay tree มาก่อน</text:p>
      <text:p text:style-name="Standard">Lecture ของ mit</text:p>
      <text:p text:style-name="Standard"><text:a xlink:type="simple" xlink:href="https://courses.csail.mit.edu/6.851/spring12/scribe/L19.pdf" text:style-name="ListLabel_20_1" text:visited-style-name="ListLabel_20_1"><text:span text:style-name="T1">https://courses.csail.mit.edu/6.851/spring12/scribe/L19.pdf</text:span></text:a></text:p>
      <text:p text:style-name="Standard">ตัวอย่างการ implement</text:p>
      <text:p text:style-name="Standard">https://github.com/PetarV-/Algorithms/blob/master/Data Structures/Link-cut Tree.cpp</text:p>
      <text:p text:style-name="Standard"><text:a xlink:type="simple" xlink:href="https://github.com/saadtaame/link-cut-tree" text:style-name="ListLabel_20_1" text:visited-style-name="ListLabel_20_1"><text:span text:style-name="T1">https://github.com/saadtaame/link-cut-tree</text:span></text:a></text:p>
      <text:p text:style-name="Standard"><text:soft-page-break/>(แบบเปลี่ยน root ได้(lazy splay tree)) <text:a xlink:type="simple" xlink:href="https://gist.github.com/msg555/4041448" text:style-name="ListLabel_20_1" text:visited-style-name="ListLabel_20_1"><text:span text:style-name="T1">https://gist.github.com/msg555/4041448</text:span></text:a></text:p>
      <text:p text:style-name="Standard">โจทย์</text:p>
      <text:p text:style-name="Standard">Dynamic LCA <text:a xlink:type="simple" xlink:href="https://www.spoj.com/problems/DYNALCA/" text:style-name="ListLabel_20_1" text:visited-style-name="ListLabel_20_1"><text:span text:style-name="T1">https://www.spoj.com/problems/DYNALCA/</text:span></text:a></text:p>
      <text:p text:style-name="Standard">Dynamic con1 <text:a xlink:type="simple" xlink:href="https://www.spoj.com/problems/DYNACON1/" text:style-name="ListLabel_20_1" text:visited-style-name="ListLabel_20_1"><text:span text:style-name="T1">https://www.spoj.com/problems/DYNACON1/</text:span></text:a></text:p>
      <text:p text:style-name="Standard"/>
      <text:p text:style-name="Standard">Biconnected Component, Block Cut Graph, Bridge Cut Graph</text:p>
      <text:p text:style-name="Standard">Basic - <text:a xlink:type="simple" xlink:href="https://www.geeksforgeeks.org/biconnected-components/" text:style-name="ListLabel_20_1" text:visited-style-name="ListLabel_20_1"><text:span text:style-name="T1">https://www.geeksforgeeks.org/biconnected-components/</text:span></text:a> </text:p>
      <text:p text:style-name="Standard">Bridge / Edge version - <text:a xlink:type="simple" xlink:href="https://www.hackerearth.com/practice/algorithms/graphs/biconnected-components/tutorial/" text:style-name="ListLabel_20_1" text:visited-style-name="ListLabel_20_1"><text:span text:style-name="T1">https://www.hackerearth.com/practice/algorithms/graphs/biconnected-components/tutorial/</text:span></text:a></text:p>
      <text:p text:style-name="Standard">Articulation point / Vertex version -</text:p>
      <text:p text:style-name="Standard"><text:a xlink:type="simple" xlink:href="https://codeforces.com/blog/entry/50428" text:style-name="ListLabel_20_1" text:visited-style-name="ListLabel_20_1"><text:span text:style-name="T1">https://codeforces.com/blog/entry/50428</text:span></text:a></text:p>
      <text:p text:style-name="Standard"><text:a xlink:type="simple" xlink:href="https://discuss.codechef.com/t/sadpairs-editorial/12674" text:style-name="ListLabel_20_1" text:visited-style-name="ListLabel_20_1"><text:span text:style-name="T1">https://discuss.codechef.com/t/sadpairs-editorial/12674</text:span></text:a></text:p>
      <text:p text:style-name="Standard">Task -</text:p>
      <text:p text:style-name="Standard"><text:a xlink:type="simple" xlink:href="https://www.codechef.com/problems/SADPAIRS" text:style-name="ListLabel_20_1" text:visited-style-name="ListLabel_20_1"><text:span text:style-name="T1">https://www.codechef.com/problems/SADPAIRS</text:span></text:a></text:p>
      <text:p text:style-name="Standard"><text:a xlink:type="simple" xlink:href="https://codeforces.com/contest/487/problem/E" text:style-name="ListLabel_20_1" text:visited-style-name="ListLabel_20_1"><text:span text:style-name="T1">https://codeforces.com/contest/487/problem/E</text:span></text:a></text:p>
      <text:p text:style-name="Standard">APIO 2018 new home - <text:a xlink:type="simple" xlink:href="https://oj.uz/problem/view/APIO18_new_home" text:style-name="ListLabel_20_1" text:visited-style-name="ListLabel_20_1"><text:span text:style-name="T1">https://oj.uz/problem/view/APIO18_new_home</text:span></text:a> (โค้ดเฉลยเป็นโค้ดการเขียนแบบ vertex ที่ดีมากๆ เดี๋ยวมาแปะโค้ดเฉลย)</text:p>
      <text:p text:style-name="Standard"/>
      <text:p text:style-name="Standard">Parallel Binary Search</text:p>
      <text:p text:style-name="Standard">Tutorial - <text:a xlink:type="simple" xlink:href="https://codeforces.com/blog/entry/45578" text:style-name="ListLabel_20_1" text:visited-style-name="ListLabel_20_1"><text:span text:style-name="T1">https://codeforces.com/blog/entry/45578</text:span></text:a></text:p>
      <text:p text:style-name="Standard">(Tips : ข้อไหนที่ทำ Paralell Binary Search ได้ ก็จะทำ Persistent Segment tree ได้)</text:p>
      <text:p text:style-name="Standard">Sign on Fence - <text:a xlink:type="simple" xlink:href="https://codeforces.com/problemset/problem/484/E" text:style-name="ListLabel_20_1" text:visited-style-name="ListLabel_20_1"><text:span text:style-name="T1">https://codeforces.com/problemset/problem/484/E</text:span></text:a> </text:p>
      <text:p text:style-name="Standard"/>
      <text:p text:style-name="Standard"><text:soft-page-break/>Centroid Decomposition</text:p>
      <text:p text:style-name="Standard">Suffix Structure - Suffix Array, Suffix Tree in O(n)</text:p>
      <text:p text:style-name="Standard">Fixed Parameter - concepts, kernel tree,..., ยอดนักสืบสมพงษ์</text:p>
      <text:p text:style-name="Standard">Hamiltonian Distance Tricks</text:p>
      <text:p text:style-name="Standard">Dinic Algorithm + Push Label Algorithm + Min Cost Flow Algorithms + Stoer Wagner Algorithm + Good Implementations - Apio ข้อนั้นของพี่โมโม่</text:p>
      <text:p text:style-name="Standard">Math - Phi Function, Chinese Remainder Theorem, Modulo Theorems, Bounded Star and Bar, Star and Bar เลขน้อยไปมากของอ.ธีระ, Generating Function</text:p>
      <text:p text:style-name="Standard">Game Theory - Nim, Minimax</text:p>
      <text:p text:style-name="Standard">Branch and Bound Algorithms - Best First Search, Branch and Bound Search</text:p>
      <text:p text:style-name="Standard">Decision Tree - IOI scale + โจทย์ของ สส</text:p>
      <text:p text:style-name="Standard">Geometry - Lower/Upper Hull, Geometric Sweep, Rotating Caliber, Bounding Box, ConvexCurve, ConvexWay, PalmBomb, PalmCut</text:p>
      <text:p text:style-name="Standard">DP optimization </text:p>
      <text:p text:style-name="Standard">Dp with KMP</text:p>
      <text:p text:style-name="Standard">Exchange Argument</text:p>
      <text:p text:style-name="Standard">Linear Algebra - Guassian Elim, Gray Code</text:p>
      <text:p text:style-name="Standard">FFT+NTT - Interpolation, String Matching with Wild Cards in n log n</text:p>
      <text:p text:style-name="Standard">Meet in the Middle</text:p>
      <text:p text:style-name="Standard">Proof</text:p>
      <text:p text:style-name="Standard">Observation - eternity table, มะกะโท 3, Triple Jump(Stack), โจทย์ Apio ทั้งหลายแหล่</text:p>
      <text:p text:style-name="Standard">Sweepline ยากๆ - Lord Tirek and Pony</text:p>
      <text:p text:style-name="Standard">Data Structure - โจทย์ของชวิน(lazy segment แปลกๆ)</text:p>
      <text:p text:style-name="Standard">Graph - Graphic Sequence, 2SAT</text:p>
      <text:p text:style-name="Standard"><text:soft-page-break/>ST Orientation</text:p>
      <text:p text:style-name="Standard">Amortize - ข้อนั้นของพี่โมโม่, การคำนวน</text:p>
      <text:p text:style-name="Standard">โจทย์พี่โมโม่ทั้งหลายแหล่</text:p>
      <text:p text:style-name="Standard">Segment Tree with Heap</text:p>
      <text:p text:style-name="Standard">DP binary search trick - Alien IOI 2016 </text:p>
      <text:p text:style-name="Standard"/>
      <text:p text:style-name="Standard">แนะนำ user ที่น่าติดตาม + ส่องโจทย์</text:p>
      <text:p text:style-name="Standard">Win11905</text:p>
      <text:p text:style-name="Standard">Szawinis</text:p>
      <text:p text:style-name="Standard">Plurm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3" meta:word-count="1238" meta:character-count="4731" meta:non-whitespace-character-count="4379"/>
    <meta:generator>LibreOfficeDev/6.0.5.2$Linux_X86_64 LibreOffice_project/</meta:generator>
  </office:meta>
</office:document-meta>
</file>